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Impact" svg:font-family="Impac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101.4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AMPLE_20_SHEET_28_ROUGH_29_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24pt" fo:font-style="normal" fo:text-shadow="none" style:text-underline-style="none" fo:font-weight="normal" style:font-size-asian="24pt" style:font-style-asian="normal" style:font-weight-asian="normal" style:font-name-complex="Impact" style:font-size-complex="24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1.76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d9d9d9" style:diagonal-bl-tr="none" style:diagonal-tl-br="none" fo:border-left="1.76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d9d9d9" style:diagonal-bl-tr="none" style:diagonal-tl-br="none" fo:border-left="none" fo:border-right="1.76pt solid #d9d9d9" style:rotation-align="none" fo:border-top="1.76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d9d9d9" style:rotation-align="none" fo:border-top="1.76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d9d9d9" style:diagonal-bl-tr="none" style:diagonal-tl-br="none" fo:border-left="none" fo:border-right="1.76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6a5af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1" style:family="table-cell" style:parent-style-name="Default">
      <style:table-cell-properties fo:background-color="#45818e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fo:background-color="#c27ba0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3" style:family="table-cell" style:parent-style-name="Default">
      <style:table-cell-properties fo:background-color="#a64d79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5" style:family="table-cell" style:parent-style-name="Default">
      <style:table-cell-properties fo:background-color="#ea9999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7" style:family="table-cell" style:parent-style-name="Default">
      <style:table-cell-properties fo:background-color="#f6b26b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OCIAL MEDIA CAMPAIGN PERFORMANCE TRACKER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2" table:number-rows-spanned="1">
            <text:p>TOTAL FOLLOWERS</text:p>
          </table:table-cell>
          <table:covered-table-cell table:style-name="ce6"/>
          <table:table-cell table:style-name="ce10" table:formula="of:=[$'SAMPLE SHEET(ROUGH)'.F1]" office:value-type="string" office:string-value="IMPRESSIONS" calcext:value-type="string" table:number-columns-spanned="2" table:number-rows-spanned="1">
            <text:p>IMPRESSIONS</text:p>
          </table:table-cell>
          <table:covered-table-cell table:style-name="ce6"/>
          <table:table-cell table:style-name="ce12" table:formula="of:=[$'SAMPLE SHEET(ROUGH)'.G1]" office:value-type="string" office:string-value="CLICKS" calcext:value-type="string" table:number-columns-spanned="2" table:number-rows-spanned="1">
            <text:p>CLICKS</text:p>
          </table:table-cell>
          <table:covered-table-cell table:style-name="ce6"/>
          <table:table-cell table:style-name="ce14" table:formula="of:=[$'SAMPLE SHEET(ROUGH)'.H1]" office:value-type="string" office:string-value="LIKES" calcext:value-type="string" table:number-columns-spanned="2" table:number-rows-spanned="1">
            <text:p>LIKES</text:p>
          </table:table-cell>
          <table:covered-table-cell table:style-name="ce6"/>
          <table:table-cell table:style-name="ce16" table:formula="of:=[$'SAMPLE SHEET(ROUGH)'.I1]" office:value-type="string" office:string-value="SHARES" calcext:value-type="string" table:number-columns-spanned="2" table:number-rows-spanned="1">
            <text:p>SHARES</text:p>
          </table:table-cell>
          <table:covered-table-cell table:style-name="ce6"/>
          <table:table-cell table:style-name="ce18" table:formula="of:=[$'SAMPLE SHEET(ROUGH)'.J1]" office:value-type="string" office:string-value="COMMENTS" calcext:value-type="string" table:number-columns-spanned="2" table:number-rows-spanned="1">
            <text:p>COMMENTS</text:p>
          </table:table-cell>
          <table:covered-table-cell table:style-name="ce6"/>
          <table:table-cell table:number-columns-repeated="1012"/>
        </table:table-row>
        <table:table-row table:style-name="ro3">
          <table:table-cell table:style-name="ce3" table:formula="of:=[$'SAMPLE SHEET(ROUGH)'.E6]" office:value-type="float" office:value="3650" calcext:value-type="float" table:number-columns-spanned="2" table:number-rows-spanned="5">
            <text:p>3650</text:p>
          </table:table-cell>
          <table:covered-table-cell table:style-name="ce7"/>
          <table:table-cell table:style-name="ce11" table:formula="of:=[$'SAMPLE SHEET(ROUGH)'.F6]" office:value-type="float" office:value="329000" calcext:value-type="float" table:number-columns-spanned="2" table:number-rows-spanned="5">
            <text:p>329000</text:p>
          </table:table-cell>
          <table:covered-table-cell table:style-name="ce7"/>
          <table:table-cell table:style-name="ce13" table:formula="of:=[$'SAMPLE SHEET(ROUGH)'.G6]" office:value-type="float" office:value="2875" calcext:value-type="float" table:number-columns-spanned="2" table:number-rows-spanned="5">
            <text:p>2875</text:p>
          </table:table-cell>
          <table:covered-table-cell table:style-name="ce7"/>
          <table:table-cell table:style-name="ce15" table:formula="of:=[$'SAMPLE SHEET(ROUGH)'.G6]" office:value-type="float" office:value="2875" calcext:value-type="float" table:number-columns-spanned="2" table:number-rows-spanned="5">
            <text:p>2875</text:p>
          </table:table-cell>
          <table:covered-table-cell table:style-name="ce7"/>
          <table:table-cell table:style-name="ce17" table:formula="of:=[$'SAMPLE SHEET(ROUGH)'.I6]" office:value-type="float" office:value="845" calcext:value-type="float" table:number-columns-spanned="2" table:number-rows-spanned="5">
            <text:p>845</text:p>
          </table:table-cell>
          <table:covered-table-cell table:style-name="ce7"/>
          <table:table-cell table:style-name="ce19" table:formula="of:=[$'SAMPLE SHEET(ROUGH)'.J6]" office:value-type="float" office:value="1076" calcext:value-type="float" table:number-columns-spanned="2" table:number-rows-spanned="5">
            <text:p>1076</text:p>
          </table:table-cell>
          <table:covered-table-cell table:style-name="ce7"/>
          <table:table-cell table:number-columns-repeated="1012"/>
        </table:table-row>
        <table:table-row table:style-name="ro3"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number-columns-repeated="1012"/>
        </table:table-row>
        <table:table-row table:style-name="ro3"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number-columns-repeated="1012"/>
        </table:table-row>
        <table:table-row table:style-name="ro3"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number-columns-repeated="1012"/>
        </table:table-row>
        <table:table-row table:style-name="ro3">
          <table:covered-table-cell table:style-name="ce5"/>
          <table:covered-table-cell table:style-name="ce9"/>
          <table:covered-table-cell table:style-name="ce5"/>
          <table:covered-table-cell table:style-name="ce9"/>
          <table:covered-table-cell table:style-name="ce5"/>
          <table:covered-table-cell table:style-name="ce9"/>
          <table:covered-table-cell table:style-name="ce5"/>
          <table:covered-table-cell table:style-name="ce9"/>
          <table:covered-table-cell table:style-name="ce5"/>
          <table:covered-table-cell table:style-name="ce9"/>
          <table:covered-table-cell table:style-name="ce5"/>
          <table:covered-table-cell table:style-name="ce9"/>
          <table:table-cell table:number-columns-repeated="1012"/>
        </table:table-row>
        <table:table-row table:style-name="ro4">
          <table:table-cell table:number-columns-repeated="2"/>
          <table:table-cell>
            <draw:frame table:end-cell-address="DASHBOARD.G17" table:end-x="4.37pt" table:end-y="13.46pt" draw:z-index="0" draw:name="Chart 1" draw:style-name="gr1" draw:text-style-name="P1" svg:width="224.22pt" svg:height="152.99pt" svg:x="60.75pt" svg:y="2.24pt">
              <draw:object draw:notify-on-update-of-ranges="'SAMPLE SHEET(ROUGH)'.D2:'SAMPLE SHEET(ROUGH)'.D4 'SAMPLE SHEET(ROUGH)'.E2:'SAMPLE SHEET(ROUGH)'.E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DASHBOARD.M17" table:end-x="20.86pt" table:end-y="13.46pt" draw:z-index="1" draw:name="Chart 2" draw:style-name="gr1" draw:text-style-name="P1" svg:width="230.97pt" svg:height="152.99pt" svg:x="0.34pt" svg:y="2.24pt">
              <draw:object draw:notify-on-update-of-ranges="'SAMPLE SHEET(ROUGH)'.D2:'SAMPLE SHEET(ROUGH)'.D2 'SAMPLE SHEET(ROUGH)'.N2:'SAMPLE SHEET(ROUGH)'.N2 'SAMPLE SHEET(ROUGH)'.D3:'SAMPLE SHEET(ROUGH)'.D3 'SAMPLE SHEET(ROUGH)'.N3:'SAMPLE SHEET(ROUGH)'.N3 'SAMPLE SHEET(ROUGH)'.D4:'SAMPLE SHEET(ROUGH)'.D4 'SAMPLE SHEET(ROUGH)'.N4:'SAMPLE SHEET(ROUGH)'.N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>
            <draw:frame table:end-cell-address="DASHBOARD.G28" table:end-x="4.34pt" table:end-y="8.25pt" draw:z-index="2" draw:name="Chart 3" draw:style-name="gr1" draw:text-style-name="P1" svg:width="421.48pt" svg:height="152.99pt" svg:x="3.74pt" svg:y="12.76pt">
              <draw:object draw:notify-on-update-of-ranges="'SAMPLE SHEET(ROUGH)'.D2:'SAMPLE SHEET(ROUGH)'.D4 'SAMPLE SHEET(ROUGH)'.G1:'SAMPLE SHEET(ROUGH)'.G1 'SAMPLE SHEET(ROUGH)'.G2:'SAMPLE SHEET(ROUGH)'.G4 'SAMPLE SHEET(ROUGH)'.H1:'SAMPLE SHEET(ROUGH)'.H1 'SAMPLE SHEET(ROUGH)'.H2:'SAMPLE SHEET(ROUGH)'.H4 'SAMPLE SHEET(ROUGH)'.I1:'SAMPLE SHEET(ROUGH)'.I1 'SAMPLE SHEET(ROUGH)'.I2:'SAMPLE SHEET(ROUGH)'.I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>
            <draw:frame table:end-cell-address="DASHBOARD.G39" table:end-x="4.34pt" table:end-y="14.23pt" draw:z-index="4" draw:name="Chart 5" draw:style-name="gr1" draw:text-style-name="P1" svg:width="425.23pt" svg:height="152.99pt" svg:x="0pt" svg:y="3pt">
              <draw:object draw:notify-on-update-of-ranges="'SAMPLE SHEET(ROUGH)'.K18:'SAMPLE SHEET(ROUGH)'.K26 'SAMPLE SHEET(ROUGH)'.L17:'SAMPLE SHEET(ROUGH)'.L17 'SAMPLE SHEET(ROUGH)'.L18:'SAMPLE SHEET(ROUGH)'.L26 'SAMPLE SHEET(ROUGH)'.M17:'SAMPLE SHEET(ROUGH)'.M17 'SAMPLE SHEET(ROUGH)'.M18:'SAMPLE SHEET(ROUGH)'.M26 'SAMPLE SHEET(ROUGH)'.N17:'SAMPLE SHEET(ROUGH)'.N17 'SAMPLE SHEET(ROUGH)'.N18:'SAMPLE SHEET(ROUGH)'.N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>
            <draw:frame table:end-cell-address="DASHBOARD.M52" table:end-x="64.2pt" table:end-y="2.21pt" draw:z-index="3" draw:name="Chart 4" draw:style-name="gr1" draw:text-style-name="P1" svg:width="905.98pt" svg:height="176.97pt" svg:x="0pt" svg:y="14.26pt">
              <draw:object draw:notify-on-update-of-ranges="'SAMPLE SHEET(ROUGH)'.K19:'SAMPLE SHEET(ROUGH)'.K26 'SAMPLE SHEET(ROUGH)'.L18:'SAMPLE SHEET(ROUGH)'.L18 'SAMPLE SHEET(ROUGH)'.L19:'SAMPLE SHEET(ROUGH)'.L26 'SAMPLE SHEET(ROUGH)'.M18:'SAMPLE SHEET(ROUGH)'.M18 'SAMPLE SHEET(ROUGH)'.M19:'SAMPLE SHEET(ROUGH)'.M26 'SAMPLE SHEET(ROUGH)'.N18:'SAMPLE SHEET(ROUGH)'.N18 'SAMPLE SHEET(ROUGH)'.N19:'SAMPLE SHEET(ROUGH)'.N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2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3">
          <table:table-cell table:style-name="ce20" office:value-type="string" calcext:value-type="string">
            <text:p>SNO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FOLLOWER</text:p>
          </table:table-cell>
          <table:table-cell table:style-name="ce20" office:value-type="string" calcext:value-type="string">
            <text:p>POST TYPE</text:p>
          </table:table-cell>
          <table:table-cell table:style-name="ce20" office:value-type="string" calcext:value-type="string">
            <text:p>IMPRESSIONS</text:p>
          </table:table-cell>
          <table:table-cell table:style-name="ce20" office:value-type="string" calcext:value-type="string">
            <text:p>CLICKS</text:p>
          </table:table-cell>
          <table:table-cell table:style-name="ce20" office:value-type="string" calcext:value-type="string">
            <text:p>LIKES</text:p>
          </table:table-cell>
          <table:table-cell table:style-name="ce20" office:value-type="string" calcext:value-type="string">
            <text:p>SHARES</text:p>
          </table:table-cell>
          <table:table-cell table:style-name="ce20" office:value-type="string" calcext:value-type="string">
            <text:p>COMMENTS</text:p>
          </table:table-cell>
          <table:table-cell table:style-name="ce20" office:value-type="string" calcext:value-type="string">
            <text:p>CONVERSIONS</text:p>
          </table:table-cell>
          <table:table-cell table:style-name="ce20" office:value-type="string" calcext:value-type="string">
            <text:p>REACH</text:p>
          </table:table-cell>
          <table:table-cell table:style-name="ce20" office:value-type="string" calcext:value-type="string">
            <text:p>COST</text:p>
          </table:table-cell>
          <table:table-cell table:style-name="ce23" office:value-type="string" calcext:value-type="string">
            <text:p>Engaement rate(%)</text:p>
          </table:table-cell>
          <table:table-cell table:style-name="ce23" office:value-type="string" calcext:value-type="string">
            <text:p>click through rate(%)</text:p>
          </table:table-cell>
          <table:table-cell table:number-columns-repeated="1009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25-01-02" calcext:value-type="date">
            <text:p>2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6000" calcext:value-type="float">
            <text:p>1600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8500" calcext:value-type="float">
            <text:p>8500</text:p>
          </table:table-cell>
          <table:table-cell table:style-name="ce20" office:value-type="float" office:value="18" calcext:value-type="float">
            <text:p>18</text:p>
          </table:table-cell>
          <table:table-cell table:style-name="ce24" table:formula="of:=(([.H2]+[.I2]+[.J2])/[.F2])" office:value-type="percentage" office:value="0.03" calcext:value-type="percentage">
            <text:p>3.00%</text:p>
          </table:table-cell>
          <table:table-cell table:style-name="ce24" table:formula="of:=[.G2]/[.F2]" office:value-type="percentage" office:value="0.00625" calcext:value-type="percentage">
            <text:p>0.63%</text:p>
          </table:table-cell>
          <table:table-cell table:number-columns-repeated="1009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25-01-02" calcext:value-type="date">
            <text:p>2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7000" calcext:value-type="float">
            <text:p>17000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9200" calcext:value-type="float">
            <text:p>9200</text:p>
          </table:table-cell>
          <table:table-cell table:style-name="ce20" office:value-type="float" office:value="22" calcext:value-type="float">
            <text:p>22</text:p>
          </table:table-cell>
          <table:table-cell table:style-name="ce24" table:formula="of:=(([.H3]+[.I3]+[.J3])/[.F3])" office:value-type="percentage" office:value="0.0301764705882353" calcext:value-type="percentage">
            <text:p>3.02%</text:p>
          </table:table-cell>
          <table:table-cell table:style-name="ce24" table:formula="of:=[.G3]/[.F3]" office:value-type="percentage" office:value="0.00647058823529412" calcext:value-type="percentage">
            <text:p>0.65%</text:p>
          </table:table-cell>
          <table:table-cell table:number-columns-repeated="1009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25-01-02" calcext:value-type="date">
            <text:p>2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7200" calcext:value-type="float">
            <text:p>7200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500" calcext:value-type="float">
            <text:p>4500</text:p>
          </table:table-cell>
          <table:table-cell table:style-name="ce20" office:value-type="float" office:value="12" calcext:value-type="float">
            <text:p>12</text:p>
          </table:table-cell>
          <table:table-cell table:style-name="ce24" table:formula="of:=(([.H4]+[.I4]+[.J4])/[.F4])" office:value-type="percentage" office:value="0.0518055555555556" calcext:value-type="percentage">
            <text:p>5.18%</text:p>
          </table:table-cell>
          <table:table-cell table:style-name="ce24" table:formula="of:=[.G4]/[.F4]" office:value-type="percentage" office:value="0.00972222222222222" calcext:value-type="percentage">
            <text:p>0.97%</text:p>
          </table:table-cell>
          <table:table-cell table:number-columns-repeated="1009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1" office:value-type="date" office:date-value="2025-01-03" calcext:value-type="date">
            <text:p>3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5500" calcext:value-type="float">
            <text:p>1550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8200" calcext:value-type="float">
            <text:p>8200</text:p>
          </table:table-cell>
          <table:table-cell table:style-name="ce20" office:value-type="float" office:value="21" calcext:value-type="float">
            <text:p>21</text:p>
          </table:table-cell>
          <table:table-cell table:style-name="ce24" table:formula="of:=(([.H5]+[.I5]+[.J5])/[.F5])" office:value-type="percentage" office:value="0.0376774193548387" calcext:value-type="percentage">
            <text:p>3.77%</text:p>
          </table:table-cell>
          <table:table-cell table:style-name="ce24" table:formula="of:=[.G5]/[.F5]" office:value-type="percentage" office:value="0.00838709677419355" calcext:value-type="percentage">
            <text:p>0.84%</text:p>
          </table:table-cell>
          <table:table-cell table:number-columns-repeated="1009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21" office:value-type="date" office:date-value="2025-01-03" calcext:value-type="date">
            <text:p>3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600" calcext:value-type="float">
            <text:p>160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500" calcext:value-type="float">
            <text:p>1850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float" office:value="8" calcext:value-type="float">
            <text:p>8</text:p>
          </table:table-cell>
          <table:table-cell table:style-name="ce20" office:value-type="float" office:value="9200" calcext:value-type="float">
            <text:p>9200</text:p>
          </table:table-cell>
          <table:table-cell table:style-name="ce20" office:value-type="float" office:value="26" calcext:value-type="float">
            <text:p>26</text:p>
          </table:table-cell>
          <table:table-cell table:style-name="ce24" table:formula="of:=(([.H6]+[.I6]+[.J6])/[.F6])" office:value-type="percentage" office:value="0.0385405405405405" calcext:value-type="percentage">
            <text:p>3.85%</text:p>
          </table:table-cell>
          <table:table-cell table:style-name="ce24" table:formula="of:=[.G6]/[.F6]" office:value-type="percentage" office:value="0.00864864864864865" calcext:value-type="percentage">
            <text:p>0.86%</text:p>
          </table:table-cell>
          <table:table-cell table:number-columns-repeated="1009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21" office:value-type="date" office:date-value="2025-01-03" calcext:value-type="date">
            <text:p>3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Text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5300" calcext:value-type="float">
            <text:p>5300</text:p>
          </table:table-cell>
          <table:table-cell table:style-name="ce20" office:value-type="float" office:value="16" calcext:value-type="float">
            <text:p>16</text:p>
          </table:table-cell>
          <table:table-cell table:style-name="ce24" table:formula="of:=(([.H7]+[.I7]+[.J7])/[.F7])" office:value-type="string" office:string-value="" calcext:value-type="error">
            <text:p>#DIV/0!</text:p>
          </table:table-cell>
          <table:table-cell table:style-name="ce24" table:formula="of:=[.G7]/[.F7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21" office:value-type="date" office:date-value="2025-01-04" calcext:value-type="date">
            <text:p>4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6200" calcext:value-type="float">
            <text:p>16200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700" calcext:value-type="float">
            <text:p>8700</text:p>
          </table:table-cell>
          <table:table-cell table:style-name="ce20" office:value-type="float" office:value="19" calcext:value-type="float">
            <text:p>19</text:p>
          </table:table-cell>
          <table:table-cell table:style-name="ce24" table:formula="of:=(([.H8]+[.I8]+[.J8])/[.F8])" office:value-type="percentage" office:value="0.0317283950617284" calcext:value-type="percentage">
            <text:p>3.17%</text:p>
          </table:table-cell>
          <table:table-cell table:style-name="ce24" table:formula="of:=[.G8]/[.F8]" office:value-type="percentage" office:value="0.00679012345679012" calcext:value-type="percentage">
            <text:p>0.68%</text:p>
          </table:table-cell>
          <table:table-cell table:number-columns-repeated="1009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21" office:value-type="date" office:date-value="2025-01-04" calcext:value-type="date">
            <text:p>4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600" calcext:value-type="float">
            <text:p>160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7500" calcext:value-type="float">
            <text:p>1750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300" calcext:value-type="float">
            <text:p>9300</text:p>
          </table:table-cell>
          <table:table-cell table:style-name="ce20" office:value-type="float" office:value="23" calcext:value-type="float">
            <text:p>23</text:p>
          </table:table-cell>
          <table:table-cell table:style-name="ce24" table:formula="of:=(([.H9]+[.I9]+[.J9])/[.F9])" office:value-type="percentage" office:value="0.0307428571428571" calcext:value-type="percentage">
            <text:p>3.07%</text:p>
          </table:table-cell>
          <table:table-cell table:style-name="ce24" table:formula="of:=[.G9]/[.F9]" office:value-type="percentage" office:value="0.00685714285714286" calcext:value-type="percentage">
            <text:p>0.69%</text:p>
          </table:table-cell>
          <table:table-cell table:number-columns-repeated="1009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21" office:value-type="date" office:date-value="2025-01-04" calcext:value-type="date">
            <text:p>4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7400" calcext:value-type="float">
            <text:p>740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600" calcext:value-type="float">
            <text:p>4600</text:p>
          </table:table-cell>
          <table:table-cell table:style-name="ce20" office:value-type="float" office:value="13" calcext:value-type="float">
            <text:p>13</text:p>
          </table:table-cell>
          <table:table-cell table:style-name="ce24" table:formula="of:=(([.H10]+[.I10]+[.J10])/[.F10])" office:value-type="percentage" office:value="0.0522972972972973" calcext:value-type="percentage">
            <text:p>5.23%</text:p>
          </table:table-cell>
          <table:table-cell table:style-name="ce24" table:formula="of:=[.G10]/[.F10]" office:value-type="percentage" office:value="0.0101351351351351" calcext:value-type="percentage">
            <text:p>1.01%</text:p>
          </table:table-cell>
          <table:table-cell table:number-columns-repeated="1009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21" office:value-type="date" office:date-value="2025-01-05" calcext:value-type="date">
            <text:p>5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5800" calcext:value-type="float">
            <text:p>1580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300" calcext:value-type="float">
            <text:p>8300</text:p>
          </table:table-cell>
          <table:table-cell table:style-name="ce20" office:value-type="float" office:value="22" calcext:value-type="float">
            <text:p>22</text:p>
          </table:table-cell>
          <table:table-cell table:style-name="ce24" table:formula="of:=(([.H11]+[.I11]+[.J11])/[.F11])" office:value-type="percentage" office:value="0.0377215189873418" calcext:value-type="percentage">
            <text:p>3.77%</text:p>
          </table:table-cell>
          <table:table-cell table:style-name="ce24" table:formula="of:=[.G11]/[.F11]" office:value-type="percentage" office:value="0.00886075949367089" calcext:value-type="percentage">
            <text:p>0.89%</text:p>
          </table:table-cell>
          <table:table-cell table:number-columns-repeated="1009"/>
        </table:table-row>
        <table:table-row table:style-name="ro3">
          <table:table-cell table:style-name="ce20" office:value-type="float" office:value="11" calcext:value-type="float">
            <text:p>11</text:p>
          </table:table-cell>
          <table:table-cell table:style-name="ce21" office:value-type="date" office:date-value="2025-01-05" calcext:value-type="date">
            <text:p>5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650" calcext:value-type="float">
            <text:p>165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700" calcext:value-type="float">
            <text:p>1870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9300" calcext:value-type="float">
            <text:p>9300</text:p>
          </table:table-cell>
          <table:table-cell table:style-name="ce20" office:value-type="float" office:value="27" calcext:value-type="float">
            <text:p>27</text:p>
          </table:table-cell>
          <table:table-cell table:style-name="ce24" table:formula="of:=(([.H12]+[.I12]+[.J12])/[.F12])" office:value-type="percentage" office:value="0.0387700534759358" calcext:value-type="percentage">
            <text:p>3.88%</text:p>
          </table:table-cell>
          <table:table-cell table:style-name="ce24" table:formula="of:=[.G12]/[.F12]" office:value-type="percentage" office:value="0.00909090909090909" calcext:value-type="percentage">
            <text:p>0.91%</text:p>
          </table:table-cell>
          <table:table-cell table:number-columns-repeated="1009"/>
        </table:table-row>
        <table:table-row table:style-name="ro3">
          <table:table-cell table:style-name="ce20" office:value-type="float" office:value="12" calcext:value-type="float">
            <text:p>12</text:p>
          </table:table-cell>
          <table:table-cell table:style-name="ce21" office:value-type="date" office:date-value="2025-01-05" calcext:value-type="date">
            <text:p>5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8300" calcext:value-type="float">
            <text:p>83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400" calcext:value-type="float">
            <text:p>5400</text:p>
          </table:table-cell>
          <table:table-cell table:style-name="ce20" office:value-type="float" office:value="17" calcext:value-type="float">
            <text:p>17</text:p>
          </table:table-cell>
          <table:table-cell table:style-name="ce24" table:formula="of:=(([.H13]+[.I13]+[.J13])/[.F13])" office:value-type="percentage" office:value="0.0513253012048193" calcext:value-type="percentage">
            <text:p>5.13%</text:p>
          </table:table-cell>
          <table:table-cell table:style-name="ce24" table:formula="of:=[.G13]/[.F13]" office:value-type="percentage" office:value="0.0114457831325301" calcext:value-type="percentage">
            <text:p>1.14%</text:p>
          </table:table-cell>
          <table:table-cell table:number-columns-repeated="1009"/>
        </table:table-row>
        <table:table-row table:style-name="ro3">
          <table:table-cell table:style-name="ce20" office:value-type="float" office:value="13" calcext:value-type="float">
            <text:p>13</text:p>
          </table:table-cell>
          <table:table-cell table:style-name="ce21" office:value-type="date" office:date-value="2025-01-06" calcext:value-type="date">
            <text:p>6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550" calcext:value-type="float">
            <text:p>155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6500" calcext:value-type="float">
            <text:p>1650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8800" calcext:value-type="float">
            <text:p>8800</text:p>
          </table:table-cell>
          <table:table-cell table:style-name="ce20" office:value-type="float" office:value="20" calcext:value-type="float">
            <text:p>20</text:p>
          </table:table-cell>
          <table:table-cell table:style-name="ce24" table:formula="of:=(([.H14]+[.I14]+[.J14])/[.F14])" office:value-type="percentage" office:value="0.0318787878787879" calcext:value-type="percentage">
            <text:p>3.19%</text:p>
          </table:table-cell>
          <table:table-cell table:style-name="ce24" table:formula="of:=[.G14]/[.F14]" office:value-type="percentage" office:value="0.00696969696969697" calcext:value-type="percentage">
            <text:p>0.70%</text:p>
          </table:table-cell>
          <table:table-cell table:number-columns-repeated="1009"/>
        </table:table-row>
        <table:table-row table:style-name="ro3">
          <table:table-cell table:style-name="ce20" office:value-type="float" office:value="14" calcext:value-type="float">
            <text:p>14</text:p>
          </table:table-cell>
          <table:table-cell table:style-name="ce21" office:value-type="date" office:date-value="2025-01-06" calcext:value-type="date">
            <text:p>6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700" calcext:value-type="float">
            <text:p>170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000" calcext:value-type="float">
            <text:p>1800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9400" calcext:value-type="float">
            <text:p>9400</text:p>
          </table:table-cell>
          <table:table-cell table:style-name="ce20" office:value-type="float" office:value="24" calcext:value-type="float">
            <text:p>24</text:p>
          </table:table-cell>
          <table:table-cell table:style-name="ce24" table:formula="of:=(([.H15]+[.I15]+[.J15])/[.F15])" office:value-type="percentage" office:value="0.0305555555555556" calcext:value-type="percentage">
            <text:p>3.06%</text:p>
          </table:table-cell>
          <table:table-cell table:style-name="ce24" table:formula="of:=[.G15]/[.F15]" office:value-type="percentage" office:value="0.00722222222222222" calcext:value-type="percentage">
            <text:p>0.72%</text:p>
          </table:table-cell>
          <table:table-cell table:number-columns-repeated="1009"/>
        </table:table-row>
        <table:table-row table:style-name="ro3">
          <table:table-cell table:style-name="ce20" office:value-type="float" office:value="15" calcext:value-type="float">
            <text:p>15</text:p>
          </table:table-cell>
          <table:table-cell table:style-name="ce21" office:value-type="date" office:date-value="2025-01-06" calcext:value-type="date">
            <text:p>6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7500" calcext:value-type="float">
            <text:p>75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700" calcext:value-type="float">
            <text:p>4700</text:p>
          </table:table-cell>
          <table:table-cell table:style-name="ce20" office:value-type="float" office:value="14" calcext:value-type="float">
            <text:p>14</text:p>
          </table:table-cell>
          <table:table-cell table:style-name="ce24" table:formula="of:=(([.H16]+[.I16]+[.J16])/[.F16])" office:value-type="percentage" office:value="0.0532" calcext:value-type="percentage">
            <text:p>5.32%</text:p>
          </table:table-cell>
          <table:table-cell table:style-name="ce24" table:formula="of:=[.G16]/[.F16]" office:value-type="percentage" office:value="0.0106666666666667" calcext:value-type="percentage">
            <text:p>1.07%</text:p>
          </table:table-cell>
          <table:table-cell table:number-columns-repeated="1009"/>
        </table:table-row>
        <table:table-row table:style-name="ro3">
          <table:table-cell table:style-name="ce20" office:value-type="float" office:value="16" calcext:value-type="float">
            <text:p>16</text:p>
          </table:table-cell>
          <table:table-cell table:style-name="ce21" office:value-type="date" office:date-value="2025-01-07" calcext:value-type="date">
            <text:p>7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5900" calcext:value-type="float">
            <text:p>15900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400" calcext:value-type="float">
            <text:p>8400</text:p>
          </table:table-cell>
          <table:table-cell table:style-name="ce20" office:value-type="float" office:value="23" calcext:value-type="float">
            <text:p>23</text:p>
          </table:table-cell>
          <table:table-cell table:style-name="ce24" table:formula="of:=(([.H17]+[.I17]+[.J17])/[.F17])" office:value-type="percentage" office:value="0.0382389937106918" calcext:value-type="percentage">
            <text:p>3.82%</text:p>
          </table:table-cell>
          <table:table-cell table:style-name="ce24" table:formula="of:=[.G17]/[.F17]" office:value-type="percentage" office:value="0.00849056603773585" calcext:value-type="percentage">
            <text:p>0.85%</text:p>
          </table:table-cell>
          <table:table-cell table:number-columns-repeated="1009"/>
        </table:table-row>
        <table:table-row table:style-name="ro3">
          <table:table-cell table:style-name="ce20" office:value-type="float" office:value="17" calcext:value-type="float">
            <text:p>17</text:p>
          </table:table-cell>
          <table:table-cell table:style-name="ce21" office:value-type="date" office:date-value="2025-01-07" calcext:value-type="date">
            <text:p>7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800" calcext:value-type="float">
            <text:p>1880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9400" calcext:value-type="float">
            <text:p>9400</text:p>
          </table:table-cell>
          <table:table-cell table:style-name="ce20" office:value-type="float" office:value="28" calcext:value-type="float">
            <text:p>28</text:p>
          </table:table-cell>
          <table:table-cell table:style-name="ce24" table:formula="of:=(([.H18]+[.I18]+[.J18])/[.F18])" office:value-type="percentage" office:value="0.0392021276595745" calcext:value-type="percentage">
            <text:p>3.92%</text:p>
          </table:table-cell>
          <table:table-cell table:style-name="ce24" table:formula="of:=[.G18]/[.F18]" office:value-type="percentage" office:value="0.00930851063829787" calcext:value-type="percentage">
            <text:p>0.93%</text:p>
          </table:table-cell>
          <table:table-cell table:number-columns-repeated="1009"/>
        </table:table-row>
        <table:table-row table:style-name="ro3">
          <table:table-cell table:style-name="ce20" office:value-type="float" office:value="18" calcext:value-type="float">
            <text:p>18</text:p>
          </table:table-cell>
          <table:table-cell table:style-name="ce21" office:value-type="date" office:date-value="2025-01-07" calcext:value-type="date">
            <text:p>7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120" calcext:value-type="float">
            <text:p>112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8400" calcext:value-type="float">
            <text:p>840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500" calcext:value-type="float">
            <text:p>5500</text:p>
          </table:table-cell>
          <table:table-cell table:style-name="ce20" office:value-type="float" office:value="18" calcext:value-type="float">
            <text:p>18</text:p>
          </table:table-cell>
          <table:table-cell table:style-name="ce24" table:formula="of:=(([.H19]+[.I19]+[.J19])/[.F19])" office:value-type="percentage" office:value="0.0521428571428571" calcext:value-type="percentage">
            <text:p>5.21%</text:p>
          </table:table-cell>
          <table:table-cell table:style-name="ce24" table:formula="of:=[.G19]/[.F19]" office:value-type="percentage" office:value="0.0119047619047619" calcext:value-type="percentage">
            <text:p>1.19%</text:p>
          </table:table-cell>
          <table:table-cell table:number-columns-repeated="1009"/>
        </table:table-row>
        <table:table-row table:style-name="ro3">
          <table:table-cell table:style-name="ce20" office:value-type="float" office:value="19" calcext:value-type="float">
            <text:p>19</text:p>
          </table:table-cell>
          <table:table-cell table:style-name="ce21" office:value-type="date" office:date-value="2025-01-08" calcext:value-type="date">
            <text:p>8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6600" calcext:value-type="float">
            <text:p>1660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8900" calcext:value-type="float">
            <text:p>8900</text:p>
          </table:table-cell>
          <table:table-cell table:style-name="ce20" office:value-type="float" office:value="21" calcext:value-type="float">
            <text:p>21</text:p>
          </table:table-cell>
          <table:table-cell table:style-name="ce24" table:formula="of:=(([.H20]+[.I20]+[.J20])/[.F20])" office:value-type="percentage" office:value="0.0324096385542169" calcext:value-type="percentage">
            <text:p>3.24%</text:p>
          </table:table-cell>
          <table:table-cell table:style-name="ce24" table:formula="of:=[.G20]/[.F20]" office:value-type="percentage" office:value="0.0072289156626506" calcext:value-type="percentage">
            <text:p>0.72%</text:p>
          </table:table-cell>
          <table:table-cell table:number-columns-repeated="1009"/>
        </table:table-row>
        <table:table-row table:style-name="ro3">
          <table:table-cell table:style-name="ce20" office:value-type="float" office:value="20" calcext:value-type="float">
            <text:p>20</text:p>
          </table:table-cell>
          <table:table-cell table:style-name="ce21" office:value-type="date" office:date-value="2025-01-08" calcext:value-type="date">
            <text:p>8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720" calcext:value-type="float">
            <text:p>172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200" calcext:value-type="float">
            <text:p>18200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9500" calcext:value-type="float">
            <text:p>9500</text:p>
          </table:table-cell>
          <table:table-cell table:style-name="ce20" office:value-type="float" office:value="25" calcext:value-type="float">
            <text:p>25</text:p>
          </table:table-cell>
          <table:table-cell table:style-name="ce24" table:formula="of:=(([.H21]+[.I21]+[.J21])/[.F21])" office:value-type="percentage" office:value="0.0308791208791209" calcext:value-type="percentage">
            <text:p>3.09%</text:p>
          </table:table-cell>
          <table:table-cell table:style-name="ce24" table:formula="of:=[.G21]/[.F21]" office:value-type="percentage" office:value="0.00741758241758242" calcext:value-type="percentage">
            <text:p>0.74%</text:p>
          </table:table-cell>
          <table:table-cell table:number-columns-repeated="1009"/>
        </table:table-row>
        <table:table-row table:style-name="ro3">
          <table:table-cell table:style-name="ce20" office:value-type="float" office:value="21" calcext:value-type="float">
            <text:p>21</text:p>
          </table:table-cell>
          <table:table-cell table:style-name="ce21" office:value-type="date" office:date-value="2025-01-08" calcext:value-type="date">
            <text:p>8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060" calcext:value-type="float">
            <text:p>106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7600" calcext:value-type="float">
            <text:p>760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800" calcext:value-type="float">
            <text:p>4800</text:p>
          </table:table-cell>
          <table:table-cell table:style-name="ce20" office:value-type="float" office:value="15" calcext:value-type="float">
            <text:p>15</text:p>
          </table:table-cell>
          <table:table-cell table:style-name="ce24" table:formula="of:=(([.H22]+[.I22]+[.J22])/[.F22])" office:value-type="percentage" office:value="0.0540789473684211" calcext:value-type="percentage">
            <text:p>5.41%</text:p>
          </table:table-cell>
          <table:table-cell table:style-name="ce24" table:formula="of:=[.G22]/[.F22]" office:value-type="percentage" office:value="0.0111842105263158" calcext:value-type="percentage">
            <text:p>1.12%</text:p>
          </table:table-cell>
          <table:table-cell table:number-columns-repeated="1009"/>
        </table:table-row>
        <table:table-row table:style-name="ro3">
          <table:table-cell table:style-name="ce20" office:value-type="float" office:value="22" calcext:value-type="float">
            <text:p>22</text:p>
          </table:table-cell>
          <table:table-cell table:style-name="ce21" office:value-type="date" office:date-value="2025-01-09" calcext:value-type="date">
            <text:p>9-Jan-25</text:p>
          </table:table-cell>
          <table:table-cell table:style-name="ce20" office:value-type="string" calcext:value-type="string">
            <text:p>Instagram</text:p>
          </table:table-cell>
          <table:table-cell table:style-name="ce20" office:value-type="float" office:value="1480" calcext:value-type="float">
            <text:p>1480</text:p>
          </table:table-cell>
          <table:table-cell table:style-name="ce20" office:value-type="string" calcext:value-type="string">
            <text:p>Video</text:p>
          </table:table-cell>
          <table:table-cell table:style-name="ce20" office:value-type="float" office:value="16000" calcext:value-type="float">
            <text:p>16000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500" calcext:value-type="float">
            <text:p>8500</text:p>
          </table:table-cell>
          <table:table-cell table:style-name="ce20" office:value-type="float" office:value="24" calcext:value-type="float">
            <text:p>24</text:p>
          </table:table-cell>
          <table:table-cell table:style-name="ce24" table:formula="of:=(([.H23]+[.I23]+[.J23])/[.F23])" office:value-type="percentage" office:value="0.03875" calcext:value-type="percentage">
            <text:p>3.88%</text:p>
          </table:table-cell>
          <table:table-cell table:style-name="ce24" table:formula="of:=[.G23]/[.F23]" office:value-type="percentage" office:value="0.0090625" calcext:value-type="percentage">
            <text:p>0.91%</text:p>
          </table:table-cell>
          <table:table-cell table:number-columns-repeated="1009"/>
        </table:table-row>
        <table:table-row table:style-name="ro3">
          <table:table-cell table:style-name="ce20" office:value-type="float" office:value="23" calcext:value-type="float">
            <text:p>23</text:p>
          </table:table-cell>
          <table:table-cell table:style-name="ce21" office:value-type="date" office:date-value="2025-01-09" calcext:value-type="date">
            <text:p>9-Jan-25</text:p>
          </table:table-cell>
          <table:table-cell table:style-name="ce20" office:value-type="string" calcext:value-type="string">
            <text:p>Facebook</text:p>
          </table:table-cell>
          <table:table-cell table:style-name="ce20" office:value-type="float" office:value="1690" calcext:value-type="float">
            <text:p>1690</text:p>
          </table:table-cell>
          <table:table-cell table:style-name="ce20" office:value-type="string" calcext:value-type="string">
            <text:p>Image</text:p>
          </table:table-cell>
          <table:table-cell table:style-name="ce20" office:value-type="float" office:value="18900" calcext:value-type="float">
            <text:p>1890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500" calcext:value-type="float">
            <text:p>9500</text:p>
          </table:table-cell>
          <table:table-cell table:style-name="ce20" office:value-type="float" office:value="29" calcext:value-type="float">
            <text:p>29</text:p>
          </table:table-cell>
          <table:table-cell table:style-name="ce24" table:formula="of:=(([.H24]+[.I24]+[.J24])/[.F24])" office:value-type="percentage" office:value="0.0396296296296296" calcext:value-type="percentage">
            <text:p>3.96%</text:p>
          </table:table-cell>
          <table:table-cell table:style-name="ce24" table:formula="of:=[.G24]/[.F24]" office:value-type="percentage" office:value="0.00952380952380952" calcext:value-type="percentage">
            <text:p>0.95%</text:p>
          </table:table-cell>
          <table:table-cell table:number-columns-repeated="1009"/>
        </table:table-row>
        <table:table-row table:style-name="ro3">
          <table:table-cell table:style-name="ce20" office:value-type="float" office:value="24" calcext:value-type="float">
            <text:p>24</text:p>
          </table:table-cell>
          <table:table-cell table:style-name="ce21" office:value-type="date" office:date-value="2025-01-09" calcext:value-type="date">
            <text:p>9-Jan-25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1130" calcext:value-type="float">
            <text:p>1130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8500" calcext:value-type="float">
            <text:p>850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600" calcext:value-type="float">
            <text:p>5600</text:p>
          </table:table-cell>
          <table:table-cell table:style-name="ce20" office:value-type="float" office:value="19" calcext:value-type="float">
            <text:p>19</text:p>
          </table:table-cell>
          <table:table-cell table:style-name="ce24" table:formula="of:=(([.H25]+[.I25]+[.J25])/[.F25])" office:value-type="percentage" office:value="0.0529411764705882" calcext:value-type="percentage">
            <text:p>5.29%</text:p>
          </table:table-cell>
          <table:table-cell table:style-name="ce24" table:formula="of:=[.G25]/[.F25]" office:value-type="percentage" office:value="0.0123529411764706" calcext:value-type="percentage">
            <text:p>1.24%</text:p>
          </table:table-cell>
          <table:table-cell table:number-columns-repeated="1009"/>
        </table:table-row>
        <table:table-row table:style-name="ro3" table:number-rows-repeated="975">
          <table:table-cell table:number-columns-repeated="13"/>
          <table:table-cell table:style-name="ce23" table:number-columns-repeated="2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MPLE SHEET(ROUGH)" table:style-name="ta3">
        <table:table-column table:style-name="co1" table:number-columns-repeated="1024" table:default-cell-style-name="Default"/>
        <table:table-row table:style-name="ro3">
          <table:table-cell table:style-name="ce20" table:number-columns-repeated="3"/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FOLLOWER</text:p>
          </table:table-cell>
          <table:table-cell table:style-name="ce20" office:value-type="string" calcext:value-type="string">
            <text:p>IMPRESSIONS</text:p>
          </table:table-cell>
          <table:table-cell table:style-name="ce20" office:value-type="string" calcext:value-type="string">
            <text:p>CLICKS</text:p>
          </table:table-cell>
          <table:table-cell table:style-name="ce20" office:value-type="string" calcext:value-type="string">
            <text:p>LIKES</text:p>
          </table:table-cell>
          <table:table-cell table:style-name="ce20" office:value-type="string" calcext:value-type="string">
            <text:p>SHARES</text:p>
          </table:table-cell>
          <table:table-cell table:style-name="ce20" office:value-type="string" calcext:value-type="string">
            <text:p>COMMENTS</text:p>
          </table:table-cell>
          <table:table-cell table:style-name="ce20" office:value-type="string" calcext:value-type="string">
            <text:p>CONVERSIONS</text:p>
          </table:table-cell>
          <table:table-cell table:style-name="ce20" office:value-type="string" calcext:value-type="string">
            <text:p>REACH</text:p>
          </table:table-cell>
          <table:table-cell table:style-name="ce20" office:value-type="string" calcext:value-type="string">
            <text:p>COST</text:p>
          </table:table-cell>
          <table:table-cell table:style-name="ce23" office:value-type="string" calcext:value-type="string">
            <text:p>Engaement rate(%)</text:p>
          </table:table-cell>
          <table:table-cell table:style-name="ce23" office:value-type="string" calcext:value-type="string">
            <text:p>click through rate(%)</text:p>
          </table:table-cell>
          <table:table-cell table:number-columns-repeated="1009"/>
        </table:table-row>
        <table:table-row table:style-name="ro3">
          <table:table-cell table:style-name="ce20"/>
          <table:table-cell table:style-name="ce21"/>
          <table:table-cell table:style-name="ce20"/>
          <table:table-cell table:style-name="ce20" office:value-type="string" calcext:value-type="string">
            <text:p>Instagram</text:p>
          </table:table-cell>
          <table:table-cell table:style-name="ce20" table:number-matrix-columns-spanned="1" table:number-matrix-rows-spanned="1" table:formula="of:=xlookup([.D2];[$DATA.C2];[$DATA.D2])" office:value-type="string" office:string-value="" calcext:value-type="error">
            <text:p>#NAME?</text:p>
          </table:table-cell>
          <table:table-cell table:style-name="ce20" table:formula="of:=SUMIF([$DATA.C$1:.C$1048576];[.$D2];[$DATA.F$1:.F$1048576])" office:value-type="float" office:value="128500" calcext:value-type="float">
            <text:p>128500</text:p>
          </table:table-cell>
          <table:table-cell table:style-name="ce20" table:formula="of:=SUMIF([$DATA.C$1:.C$1048576];[.$D2];[$DATA.G$1:.G$1048576])" office:value-type="float" office:value="995" calcext:value-type="float">
            <text:p>995</text:p>
          </table:table-cell>
          <table:table-cell table:style-name="ce20" table:formula="of:=SUMIF([$DATA.C$1:.C$1048576];[.$D2];[$DATA.H$1:.H$1048576])" office:value-type="float" office:value="3820" calcext:value-type="float">
            <text:p>3820</text:p>
          </table:table-cell>
          <table:table-cell table:style-name="ce20" table:formula="of:=SUMIF([$DATA.C$1:.C$1048576];[.$D2];[$DATA.I$1:.I$1048576])" office:value-type="float" office:value="283" calcext:value-type="float">
            <text:p>283</text:p>
          </table:table-cell>
          <table:table-cell table:style-name="ce20" table:formula="of:=SUMIF([$DATA.C$1:.C$1048576];[.$D2];[$DATA.J$1:.J$1048576])" office:value-type="float" office:value="363" calcext:value-type="float">
            <text:p>363</text:p>
          </table:table-cell>
          <table:table-cell table:style-name="ce20" table:formula="of:=SUMIF([$DATA.C$1:.C$1048576];[.$D2];[$DATA.K$1:.K$1048576])" office:value-type="float" office:value="56" calcext:value-type="float">
            <text:p>56</text:p>
          </table:table-cell>
          <table:table-cell table:style-name="ce20" table:formula="of:=SUMIF([$DATA.C$1:.C$1048576];[.$D2];[$DATA.L$1:.L$1048576])" office:value-type="float" office:value="68300" calcext:value-type="float">
            <text:p>68300</text:p>
          </table:table-cell>
          <table:table-cell table:style-name="ce20" table:formula="of:=SUMIF([$DATA.C$1:.C$1048576];[.$D2];[$DATA.M$1:.M$1048576])" office:value-type="float" office:value="168" calcext:value-type="float">
            <text:p>168</text:p>
          </table:table-cell>
          <table:table-cell table:style-name="ce24" table:formula="of:=(([.H2]+[.I2]+[.J2])/[.F2])" office:value-type="percentage" office:value="0.0347548638132296" calcext:value-type="percentage">
            <text:p>3.48%</text:p>
          </table:table-cell>
          <table:table-cell table:style-name="ce24" table:formula="of:=[.G2]/[.F2]" office:value-type="percentage" office:value="0.0077431906614786" calcext:value-type="percentage">
            <text:p>0.77%</text:p>
          </table:table-cell>
          <table:table-cell table:number-columns-repeated="1009"/>
        </table:table-row>
        <table:table-row table:style-name="ro3">
          <table:table-cell table:style-name="ce20"/>
          <table:table-cell table:style-name="ce21"/>
          <table:table-cell table:style-name="ce20"/>
          <table:table-cell table:style-name="ce20" office:value-type="string" calcext:value-type="string">
            <text:p>Facebook</text:p>
          </table:table-cell>
          <table:table-cell table:style-name="ce20" table:number-matrix-columns-spanned="1" table:number-matrix-rows-spanned="1" table:formula="of:=xlookup([.D3];[$DATA.C3];[$DATA.D3])" office:value-type="string" office:string-value="" calcext:value-type="error">
            <text:p>#NAME?</text:p>
          </table:table-cell>
          <table:table-cell table:style-name="ce20" table:formula="of:=SUMIF([$DATA.C$1:.C$1048576];[.$D3];[$DATA.F$1:.F$1048576])" office:value-type="float" office:value="145600" calcext:value-type="float">
            <text:p>145600</text:p>
          </table:table-cell>
          <table:table-cell table:style-name="ce20" table:formula="of:=SUMIF([$DATA.C$1:.C$1048576];[.$D3];[$DATA.G$1:.G$1048576])" office:value-type="float" office:value="1180" calcext:value-type="float">
            <text:p>1180</text:p>
          </table:table-cell>
          <table:table-cell table:style-name="ce20" table:formula="of:=SUMIF([$DATA.C$1:.C$1048576];[.$D3];[$DATA.H$1:.H$1048576])" office:value-type="float" office:value="4270" calcext:value-type="float">
            <text:p>4270</text:p>
          </table:table-cell>
          <table:table-cell table:style-name="ce20" table:formula="of:=SUMIF([$DATA.C$1:.C$1048576];[.$D3];[$DATA.I$1:.I$1048576])" office:value-type="float" office:value="359" calcext:value-type="float">
            <text:p>359</text:p>
          </table:table-cell>
          <table:table-cell table:style-name="ce20" table:formula="of:=SUMIF([$DATA.C$1:.C$1048576];[.$D3];[$DATA.J$1:.J$1048576])" office:value-type="float" office:value="458" calcext:value-type="float">
            <text:p>458</text:p>
          </table:table-cell>
          <table:table-cell table:style-name="ce20" table:formula="of:=SUMIF([$DATA.C$1:.C$1048576];[.$D3];[$DATA.K$1:.K$1048576])" office:value-type="float" office:value="68" calcext:value-type="float">
            <text:p>68</text:p>
          </table:table-cell>
          <table:table-cell table:style-name="ce20" table:formula="of:=SUMIF([$DATA.C$1:.C$1048576];[.$D3];[$DATA.L$1:.L$1048576])" office:value-type="float" office:value="74800" calcext:value-type="float">
            <text:p>74800</text:p>
          </table:table-cell>
          <table:table-cell table:style-name="ce20" table:formula="of:=SUMIF([$DATA.C$1:.C$1048576];[.$D3];[$DATA.M$1:.M$1048576])" office:value-type="float" office:value="204" calcext:value-type="float">
            <text:p>204</text:p>
          </table:table-cell>
          <table:table-cell table:style-name="ce24" table:formula="of:=(([.H3]+[.I3]+[.J3])/[.F3])" office:value-type="percentage" office:value="0.0349381868131868" calcext:value-type="percentage">
            <text:p>3.49%</text:p>
          </table:table-cell>
          <table:table-cell table:style-name="ce24" table:formula="of:=[.G3]/[.F3]" office:value-type="percentage" office:value="0.00810439560439561" calcext:value-type="percentage">
            <text:p>0.81%</text:p>
          </table:table-cell>
          <table:table-cell/>
          <table:table-cell table:style-name="ce25" office:value-type="string" calcext:value-type="string">
            <text:p>Engaement rate(%)</text:p>
          </table:table-cell>
          <table:table-cell table:number-columns-repeated="1007"/>
        </table:table-row>
        <table:table-row table:style-name="ro3">
          <table:table-cell table:style-name="ce20"/>
          <table:table-cell table:style-name="ce21"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matrix-columns-spanned="1" table:number-matrix-rows-spanned="1" table:formula="of:=xlookup([.D4];[$DATA.C4];[$DATA.D4])" office:value-type="string" office:string-value="" calcext:value-type="error">
            <text:p>#NAME?</text:p>
          </table:table-cell>
          <table:table-cell table:style-name="ce20" table:formula="of:=SUMIF([$DATA.C$1:.C$1048576];[.$D4];[$DATA.F$1:.F$1048576])" office:value-type="float" office:value="54900" calcext:value-type="float">
            <text:p>54900</text:p>
          </table:table-cell>
          <table:table-cell table:style-name="ce20" table:formula="of:=SUMIF([$DATA.C$1:.C$1048576];[.$D4];[$DATA.G$1:.G$1048576])" office:value-type="float" office:value="700" calcext:value-type="float">
            <text:p>700</text:p>
          </table:table-cell>
          <table:table-cell table:style-name="ce20" table:formula="of:=SUMIF([$DATA.C$1:.C$1048576];[.$D4];[$DATA.H$1:.H$1048576])" office:value-type="float" office:value="2840" calcext:value-type="float">
            <text:p>2840</text:p>
          </table:table-cell>
          <table:table-cell table:style-name="ce20" table:formula="of:=SUMIF([$DATA.C$1:.C$1048576];[.$D4];[$DATA.I$1:.I$1048576])" office:value-type="float" office:value="203" calcext:value-type="float">
            <text:p>203</text:p>
          </table:table-cell>
          <table:table-cell table:style-name="ce20" table:formula="of:=SUMIF([$DATA.C$1:.C$1048576];[.$D4];[$DATA.J$1:.J$1048576])" office:value-type="float" office:value="255" calcext:value-type="float">
            <text:p>255</text:p>
          </table:table-cell>
          <table:table-cell table:style-name="ce20" table:formula="of:=SUMIF([$DATA.C$1:.C$1048576];[.$D4];[$DATA.K$1:.K$1048576])" office:value-type="float" office:value="40" calcext:value-type="float">
            <text:p>40</text:p>
          </table:table-cell>
          <table:table-cell table:style-name="ce20" table:formula="of:=SUMIF([$DATA.C$1:.C$1048576];[.$D4];[$DATA.L$1:.L$1048576])" office:value-type="float" office:value="40400" calcext:value-type="float">
            <text:p>40400</text:p>
          </table:table-cell>
          <table:table-cell table:style-name="ce20" table:formula="of:=SUMIF([$DATA.C$1:.C$1048576];[.$D4];[$DATA.M$1:.M$1048576])" office:value-type="float" office:value="124" calcext:value-type="float">
            <text:p>124</text:p>
          </table:table-cell>
          <table:table-cell table:style-name="ce24" table:formula="of:=(([.H4]+[.I4]+[.J4])/[.F4])" office:value-type="percentage" office:value="0.0600728597449909" calcext:value-type="percentage">
            <text:p>6.01%</text:p>
          </table:table-cell>
          <table:table-cell table:style-name="ce24" table:formula="of:=[.G4]/[.F4]" office:value-type="percentage" office:value="0.0127504553734062" calcext:value-type="percentage">
            <text:p>1.28%</text:p>
          </table:table-cell>
          <table:table-cell/>
          <table:table-cell table:style-name="ce28" table:formula="of:=SUM([.N2:.N4])" office:value-type="percentage" office:value="0.1297659104" calcext:value-type="percentage">
            <text:p>12.98%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table:style-name="ce25" office:value-type="string" calcext:value-type="string">
            <text:p>total</text:p>
          </table:table-cell>
          <table:table-cell table:style-name="ce26" table:formula="of:=SUM([.E2:.E4])" office:value-type="string" office:string-value="" calcext:value-type="error">
            <text:p>#NAME?</text:p>
          </table:table-cell>
          <table:table-cell table:style-name="ce26" table:formula="of:=SUM([.F2:.F4])" office:value-type="float" office:value="329000" calcext:value-type="float">
            <text:p>329000</text:p>
          </table:table-cell>
          <table:table-cell table:style-name="ce26" table:formula="of:=SUM([.G2:.G4])" office:value-type="float" office:value="2875" calcext:value-type="float">
            <text:p>2875</text:p>
          </table:table-cell>
          <table:table-cell table:style-name="ce26" table:formula="of:=SUM([.H2:.H4])" office:value-type="float" office:value="10930" calcext:value-type="float">
            <text:p>10930</text:p>
          </table:table-cell>
          <table:table-cell table:style-name="ce26" table:formula="of:=SUM([.I2:.I4])" office:value-type="float" office:value="845" calcext:value-type="float">
            <text:p>845</text:p>
          </table:table-cell>
          <table:table-cell table:style-name="ce26" table:formula="of:=SUM([.J2:.J4])" office:value-type="float" office:value="1076" calcext:value-type="float">
            <text:p>1076</text:p>
          </table:table-cell>
          <table:table-cell table:style-name="ce26" table:formula="of:=SUM([.K2:.K4])" office:value-type="float" office:value="164" calcext:value-type="float">
            <text:p>164</text:p>
          </table:table-cell>
          <table:table-cell table:style-name="ce26" table:formula="of:=SUM([.L2:.L4])" office:value-type="float" office:value="183500" calcext:value-type="float">
            <text:p>183500</text:p>
          </table:table-cell>
          <table:table-cell table:style-name="ce26" table:formula="of:=SUM([.M2:.M4])" office:value-type="float" office:value="496" calcext:value-type="float">
            <text:p>496</text:p>
          </table:table-cell>
          <table:table-cell table:style-name="ce28" table:formula="of:=SUM([.N2:.N4])" office:value-type="percentage" office:value="0.129765910371407" calcext:value-type="percentage">
            <text:p>12.98%</text:p>
          </table:table-cell>
          <table:table-cell table:style-name="ce28" table:formula="of:=SUM([.O2:.O4])" office:value-type="percentage" office:value="0.0285980416392804" calcext:value-type="percentage">
            <text:p>2.86%</text:p>
          </table:table-cell>
          <table:table-cell table:number-columns-repeated="1009"/>
        </table:table-row>
        <table:table-row table:style-name="ro3">
          <table:table-cell table:style-name="ce20" table:number-columns-repeated="4"/>
          <table:table-cell table:style-name="ce20" office:value-type="string" calcext:value-type="string">
            <text:p>POST TYPE</text:p>
          </table:table-cell>
          <table:table-cell table:style-name="ce20" office:value-type="string" calcext:value-type="string">
            <text:p>IMPRESSIONS</text:p>
          </table:table-cell>
          <table:table-cell table:style-name="ce20" office:value-type="string" calcext:value-type="string">
            <text:p>CLICKS</text:p>
          </table:table-cell>
          <table:table-cell table:style-name="ce20" office:value-type="string" calcext:value-type="string">
            <text:p>LIKES</text:p>
          </table:table-cell>
          <table:table-cell table:style-name="ce20" office:value-type="string" calcext:value-type="string">
            <text:p>SHARES</text:p>
          </table:table-cell>
          <table:table-cell table:style-name="ce20" office:value-type="string" calcext:value-type="string">
            <text:p>COMMENTS</text:p>
          </table:table-cell>
          <table:table-cell table:style-name="ce20" office:value-type="string" calcext:value-type="string">
            <text:p>CONVERSIONS</text:p>
          </table:table-cell>
          <table:table-cell table:style-name="ce20" office:value-type="string" calcext:value-type="string">
            <text:p>REACH</text:p>
          </table:table-cell>
          <table:table-cell table:style-name="ce20" office:value-type="string" calcext:value-type="string">
            <text:p>COST</text:p>
          </table:table-cell>
          <table:table-cell table:style-name="ce23" office:value-type="string" calcext:value-type="string">
            <text:p>Engaement rate(%)</text:p>
          </table:table-cell>
          <table:table-cell table:style-name="ce23" office:value-type="string" calcext:value-type="string">
            <text:p>click through rate(%)</text:p>
          </table:table-cell>
          <table:table-cell table:number-columns-repeated="1009"/>
        </table:table-row>
        <table:table-row table:style-name="ro3">
          <table:table-cell table:style-name="ce20"/>
          <table:table-cell table:style-name="ce21"/>
          <table:table-cell table:style-name="ce20" table:number-columns-repeated="2"/>
          <table:table-cell table:style-name="ce20" office:value-type="string" calcext:value-type="string">
            <text:p>Video</text:p>
          </table:table-cell>
          <table:table-cell table:style-name="ce20" table:formula="of:=SUMIF([$DATA.E$1:.E$1048576];[.$E8];[$DATA.F$1:.F$1048576])" office:value-type="float" office:value="137000" calcext:value-type="float">
            <text:p>137000</text:p>
          </table:table-cell>
          <table:table-cell table:style-name="ce20" table:formula="of:=SUMIF([$DATA.E$1:.E$1048576];[.E8];[$DATA.G$1:.G$1048576])" office:value-type="float" office:value="1075" calcext:value-type="float">
            <text:p>1075</text:p>
          </table:table-cell>
          <table:table-cell table:style-name="ce20" table:formula="of:=SUMIF([$DATA.E$1:.E$1048576];[.$E8];[$DATA.H$1:.H$1048576])" office:value-type="float" office:value="4150" calcext:value-type="float">
            <text:p>4150</text:p>
          </table:table-cell>
          <table:table-cell table:style-name="ce20" table:formula="of:=SUMIF([$DATA.E$1:.E$1048576];[.$E8];[$DATA.I$1:.I$1048576])" office:value-type="float" office:value="311" calcext:value-type="float">
            <text:p>311</text:p>
          </table:table-cell>
          <table:table-cell table:style-name="ce20" table:formula="of:=SUMIF([$DATA.E$1:.E$1048576];[.$E8];[$DATA.J$1:.J$1048576])" office:value-type="float" office:value="402" calcext:value-type="float">
            <text:p>402</text:p>
          </table:table-cell>
          <table:table-cell table:style-name="ce20" table:formula="of:=SUMIF([$DATA.E$1:.E$1048576];[.$E8];[$DATA.K$1:.K$1048576])" office:value-type="float" office:value="60" calcext:value-type="float">
            <text:p>60</text:p>
          </table:table-cell>
          <table:table-cell table:style-name="ce20" table:formula="of:=SUMIF([$DATA.E$1:.E$1048576];[.$E8];[$DATA.L$1:.L$1048576])" office:value-type="float" office:value="73400" calcext:value-type="float">
            <text:p>73400</text:p>
          </table:table-cell>
          <table:table-cell table:style-name="ce20" table:formula="of:=SUMIF([$DATA.E$1:.E$1048576];[.$E8];[$DATA.M$1:.M$1048576])" office:value-type="float" office:value="184" calcext:value-type="float">
            <text:p>184</text:p>
          </table:table-cell>
          <table:table-cell table:style-name="ce24" table:formula="of:=(([.H8]+[.I8]+[.J8])/[.F8])" office:value-type="percentage" office:value="0.0354963503649635" calcext:value-type="percentage">
            <text:p>3.55%</text:p>
          </table:table-cell>
          <table:table-cell table:style-name="ce24" table:formula="of:=[.G8]/[.F8]" office:value-type="percentage" office:value="0.00784671532846715" calcext:value-type="percentage">
            <text:p>0.78%</text:p>
          </table:table-cell>
          <table:table-cell/>
          <table:table-cell table:style-name="ce23" office:value-type="string" calcext:value-type="string">
            <text:p>click through rate(%)</text:p>
          </table:table-cell>
          <table:table-cell table:number-columns-repeated="1007"/>
        </table:table-row>
        <table:table-row table:style-name="ro3">
          <table:table-cell table:style-name="ce20"/>
          <table:table-cell table:style-name="ce21"/>
          <table:table-cell table:style-name="ce20" table:number-columns-repeated="2"/>
          <table:table-cell table:style-name="ce20" office:value-type="string" calcext:value-type="string">
            <text:p>Image</text:p>
          </table:table-cell>
          <table:table-cell table:style-name="ce20" table:formula="of:=SUMIF([$DATA.E$1:.E$1048576];[.$E9];[$DATA.F$1:.F$1048576])" office:value-type="float" office:value="144300" calcext:value-type="float">
            <text:p>144300</text:p>
          </table:table-cell>
          <table:table-cell table:style-name="ce20" table:formula="of:=SUMIF([$DATA.E$1:.E$1048576];[.E9];[$DATA.G$1:.G$1048576])" office:value-type="float" office:value="1170" calcext:value-type="float">
            <text:p>1170</text:p>
          </table:table-cell>
          <table:table-cell table:style-name="ce20" table:formula="of:=SUMIF([$DATA.E$1:.E$1048576];[.$E9];[$DATA.H$1:.H$1048576])" office:value-type="float" office:value="4260" calcext:value-type="float">
            <text:p>4260</text:p>
          </table:table-cell>
          <table:table-cell table:style-name="ce20" table:formula="of:=SUMIF([$DATA.E$1:.E$1048576];[.$E9];[$DATA.I$1:.I$1048576])" office:value-type="float" office:value="356" calcext:value-type="float">
            <text:p>356</text:p>
          </table:table-cell>
          <table:table-cell table:style-name="ce20" table:formula="of:=SUMIF([$DATA.E$1:.E$1048576];[.$E9];[$DATA.J$1:.J$1048576])" office:value-type="float" office:value="447" calcext:value-type="float">
            <text:p>447</text:p>
          </table:table-cell>
          <table:table-cell table:style-name="ce20" table:formula="of:=SUMIF([$DATA.E$1:.E$1048576];[.$E9];[$DATA.K$1:.K$1048576])" office:value-type="float" office:value="67" calcext:value-type="float">
            <text:p>67</text:p>
          </table:table-cell>
          <table:table-cell table:style-name="ce20" table:formula="of:=SUMIF([$DATA.E$1:.E$1048576];[.$E9];[$DATA.L$1:.L$1048576])" office:value-type="float" office:value="74200" calcext:value-type="float">
            <text:p>74200</text:p>
          </table:table-cell>
          <table:table-cell table:style-name="ce20" table:formula="of:=SUMIF([$DATA.E$1:.E$1048576];[.$E9];[$DATA.M$1:.M$1048576])" office:value-type="float" office:value="200" calcext:value-type="float">
            <text:p>200</text:p>
          </table:table-cell>
          <table:table-cell table:style-name="ce24" table:formula="of:=(([.H9]+[.I9]+[.J9])/[.F9])" office:value-type="percentage" office:value="0.0350866250866251" calcext:value-type="percentage">
            <text:p>3.51%</text:p>
          </table:table-cell>
          <table:table-cell table:style-name="ce24" table:formula="of:=[.G9]/[.F9]" office:value-type="percentage" office:value="0.00810810810810811" calcext:value-type="percentage">
            <text:p>0.81%</text:p>
          </table:table-cell>
          <table:table-cell/>
          <table:table-cell table:style-name="ce24" table:formula="of:=[.I9]/[.H9]" office:value-type="percentage" office:value="0.08356807512" calcext:value-type="percentage">
            <text:p>8.36%</text:p>
          </table:table-cell>
          <table:table-cell table:number-columns-repeated="1007"/>
        </table:table-row>
        <table:table-row table:style-name="ro3">
          <table:table-cell table:style-name="ce20"/>
          <table:table-cell table:style-name="ce21"/>
          <table:table-cell table:style-name="ce20" table:number-columns-repeated="2"/>
          <table:table-cell table:style-name="ce20" office:value-type="string" calcext:value-type="string">
            <text:p>Video</text:p>
          </table:table-cell>
          <table:table-cell table:style-name="ce20" table:formula="of:=SUMIF([$DATA.E$1:.E$1048576];[.$E10];[$DATA.F$1:.F$1048576])" office:value-type="float" office:value="137000" calcext:value-type="float">
            <text:p>137000</text:p>
          </table:table-cell>
          <table:table-cell table:style-name="ce20" table:formula="of:=SUMIF([$DATA.E$1:.E$1048576];[.E10];[$DATA.G$1:.G$1048576])" office:value-type="float" office:value="1075" calcext:value-type="float">
            <text:p>1075</text:p>
          </table:table-cell>
          <table:table-cell table:style-name="ce20" table:formula="of:=SUMIF([$DATA.E$1:.E$1048576];[.$E10];[$DATA.H$1:.H$1048576])" office:value-type="float" office:value="4150" calcext:value-type="float">
            <text:p>4150</text:p>
          </table:table-cell>
          <table:table-cell table:style-name="ce20" table:formula="of:=SUMIF([$DATA.E$1:.E$1048576];[.$E10];[$DATA.I$1:.I$1048576])" office:value-type="float" office:value="311" calcext:value-type="float">
            <text:p>311</text:p>
          </table:table-cell>
          <table:table-cell table:style-name="ce20" table:formula="of:=SUMIF([$DATA.E$1:.E$1048576];[.$E10];[$DATA.J$1:.J$1048576])" office:value-type="float" office:value="402" calcext:value-type="float">
            <text:p>402</text:p>
          </table:table-cell>
          <table:table-cell table:style-name="ce20" table:formula="of:=SUMIF([$DATA.E$1:.E$1048576];[.$E10];[$DATA.K$1:.K$1048576])" office:value-type="float" office:value="60" calcext:value-type="float">
            <text:p>60</text:p>
          </table:table-cell>
          <table:table-cell table:style-name="ce20" table:formula="of:=SUMIF([$DATA.E$1:.E$1048576];[.$E10];[$DATA.L$1:.L$1048576])" office:value-type="float" office:value="73400" calcext:value-type="float">
            <text:p>73400</text:p>
          </table:table-cell>
          <table:table-cell table:style-name="ce20" table:formula="of:=SUMIF([$DATA.E$1:.E$1048576];[.$E10];[$DATA.M$1:.M$1048576])" office:value-type="float" office:value="184" calcext:value-type="float">
            <text:p>184</text:p>
          </table:table-cell>
          <table:table-cell table:style-name="ce24" table:formula="of:=(([.H10]+[.I10]+[.J10])/[.F10])" office:value-type="percentage" office:value="0.0354963503649635" calcext:value-type="percentage">
            <text:p>3.55%</text:p>
          </table:table-cell>
          <table:table-cell table:style-name="ce24" table:formula="of:=[.G10]/[.F10]" office:value-type="percentage" office:value="0.00784671532846715" calcext:value-type="percentage">
            <text:p>0.78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9"/>
          <table:table-cell table:number-columns-repeated="1011"/>
        </table:table-row>
        <table:table-row table:style-name="ro3">
          <table:table-cell table:number-columns-repeated="3"/>
          <table:table-cell table:style-name="ce25" office:value-type="string" calcext:value-type="string">
            <text:p>total</text:p>
          </table:table-cell>
          <table:table-cell/>
          <table:table-cell table:style-name="ce20" table:formula="of:=SUM([.F8:.F10])" office:value-type="float" office:value="418300" calcext:value-type="float">
            <text:p>418300</text:p>
          </table:table-cell>
          <table:table-cell table:style-name="ce20" table:formula="of:=SUM([.G8:.G10])" office:value-type="float" office:value="3320" calcext:value-type="float">
            <text:p>3320</text:p>
          </table:table-cell>
          <table:table-cell table:style-name="ce20" table:formula="of:=SUM([.H8:.H10])" office:value-type="float" office:value="12560" calcext:value-type="float">
            <text:p>12560</text:p>
          </table:table-cell>
          <table:table-cell table:style-name="ce20" table:formula="of:=SUM([.I8:.I10])" office:value-type="float" office:value="978" calcext:value-type="float">
            <text:p>978</text:p>
          </table:table-cell>
          <table:table-cell table:style-name="ce20" table:formula="of:=SUM([.J8:.J10])" office:value-type="float" office:value="1251" calcext:value-type="float">
            <text:p>1251</text:p>
          </table:table-cell>
          <table:table-cell table:style-name="ce20" table:formula="of:=SUM([.K8:.K10])" office:value-type="float" office:value="187" calcext:value-type="float">
            <text:p>187</text:p>
          </table:table-cell>
          <table:table-cell table:style-name="ce20" table:formula="of:=SUM([.L8:.L10])" office:value-type="float" office:value="221000" calcext:value-type="float">
            <text:p>221000</text:p>
          </table:table-cell>
          <table:table-cell table:style-name="ce20" table:formula="of:=SUM([.M8:.M10])" office:value-type="float" office:value="568" calcext:value-type="float">
            <text:p>568</text:p>
          </table:table-cell>
          <table:table-cell table:style-name="ce29" table:formula="of:=SUM([.N8:.N10])" office:value-type="percentage" office:value="0.106079325816552" calcext:value-type="percentage">
            <text:p>10.61%</text:p>
          </table:table-cell>
          <table:table-cell table:style-name="ce29" table:formula="of:=SUM([.O8:.O10])" office:value-type="percentage" office:value="0.0238015387650424" calcext:value-type="percentage">
            <text:p>2.38%</text:p>
          </table:table-cell>
          <table:table-cell table:number-columns-repeated="1009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instagram</text:p>
          </table:table-cell>
          <table:table-cell table:style-name="ce25" office:value-type="string" calcext:value-type="string">
            <text:p>FACEBOOK</text:p>
          </table:table-cell>
          <table:table-cell table:style-name="ce25"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6" table:number-matrix-columns-spanned="1" table:number-matrix-rows-spanned="10" table:formula="of:=unique([$DATA.B$1:.B$1048576])" office:value-type="string" office:string-value="" calcext:value-type="error">
            <text:p>#NAME?</text:p>
          </table:table-cell>
          <table:table-cell table:style-name="ce25" office:value-type="string" calcext:value-type="string">
            <text:p>instagram</text:p>
          </table:table-cell>
          <table:table-cell table:style-name="ce25" office:value-type="string" calcext:value-type="string">
            <text:p>facebook</text:p>
          </table:table-cell>
          <table:table-cell table:style-name="ce25"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FILTER(DATA!D:D,DATA!C:C=L17)&quot;);1300)" office:value-type="float" office:value="1300" calcext:value-type="float">
            <text:p>1300</text:p>
          </table:table-cell>
          <table:table-cell table:style-name="ce26" table:formula="of:=IFERROR(__xludf.dummyfunction(&quot;filter(DATA!D2:D25,DATA!C2:C25=M17)&quot;);1400)" office:value-type="float" office:value="1400" calcext:value-type="float">
            <text:p>1400</text:p>
          </table:table-cell>
          <table:table-cell table:style-name="ce26" table:formula="of:=IFERROR(__xludf.dummyfunction(&quot;filter(DATA!D2:D25,DATA!C2:C25=N17)&quot;);950)" office:value-type="float" office:value="950" calcext:value-type="float">
            <text:p>95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400)" office:value-type="float" office:value="1400" calcext:value-type="float">
            <text:p>1400</text:p>
          </table:table-cell>
          <table:table-cell table:style-name="ce26" table:formula="of:=IFERROR(__xludf.dummyfunction(&quot;&quot;&quot;COMPUTED_VALUE&quot;&quot;&quot;);1600)" office:value-type="float" office:value="1600" calcext:value-type="float">
            <text:p>1600</text:p>
          </table:table-cell>
          <table:table-cell table:style-name="ce26" table:formula="of:=IFERROR(__xludf.dummyfunction(&quot;&quot;&quot;COMPUTED_VALUE&quot;&quot;&quot;);1100)" office:value-type="float" office:value="1100" calcext:value-type="float">
            <text:p>110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500)" office:value-type="float" office:value="1500" calcext:value-type="float">
            <text:p>1500</text:p>
          </table:table-cell>
          <table:table-cell table:style-name="ce26" table:formula="of:=IFERROR(__xludf.dummyfunction(&quot;&quot;&quot;COMPUTED_VALUE&quot;&quot;&quot;);1600)" office:value-type="float" office:value="1600" calcext:value-type="float">
            <text:p>1600</text:p>
          </table:table-cell>
          <table:table-cell table:style-name="ce26" table:formula="of:=IFERROR(__xludf.dummyfunction(&quot;&quot;&quot;COMPUTED_VALUE&quot;&quot;&quot;);1050)" office:value-type="float" office:value="1050" calcext:value-type="float">
            <text:p>105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450)" office:value-type="float" office:value="1450" calcext:value-type="float">
            <text:p>1450</text:p>
          </table:table-cell>
          <table:table-cell table:style-name="ce26" table:formula="of:=IFERROR(__xludf.dummyfunction(&quot;&quot;&quot;COMPUTED_VALUE&quot;&quot;&quot;);1650)" office:value-type="float" office:value="1650" calcext:value-type="float">
            <text:p>1650</text:p>
          </table:table-cell>
          <table:table-cell table:style-name="ce26" table:formula="of:=IFERROR(__xludf.dummyfunction(&quot;&quot;&quot;COMPUTED_VALUE&quot;&quot;&quot;);1100)" office:value-type="float" office:value="1100" calcext:value-type="float">
            <text:p>110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550)" office:value-type="float" office:value="1550" calcext:value-type="float">
            <text:p>1550</text:p>
          </table:table-cell>
          <table:table-cell table:style-name="ce26" table:formula="of:=IFERROR(__xludf.dummyfunction(&quot;&quot;&quot;COMPUTED_VALUE&quot;&quot;&quot;);1700)" office:value-type="float" office:value="1700" calcext:value-type="float">
            <text:p>1700</text:p>
          </table:table-cell>
          <table:table-cell table:style-name="ce26" table:formula="of:=IFERROR(__xludf.dummyfunction(&quot;&quot;&quot;COMPUTED_VALUE&quot;&quot;&quot;);1080)" office:value-type="float" office:value="1080" calcext:value-type="float">
            <text:p>108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450)" office:value-type="float" office:value="1450" calcext:value-type="float">
            <text:p>1450</text:p>
          </table:table-cell>
          <table:table-cell table:style-name="ce26" table:formula="of:=IFERROR(__xludf.dummyfunction(&quot;&quot;&quot;COMPUTED_VALUE&quot;&quot;&quot;);1680)" office:value-type="float" office:value="1680" calcext:value-type="float">
            <text:p>1680</text:p>
          </table:table-cell>
          <table:table-cell table:style-name="ce26" table:formula="of:=IFERROR(__xludf.dummyfunction(&quot;&quot;&quot;COMPUTED_VALUE&quot;&quot;&quot;);1120)" office:value-type="float" office:value="1120" calcext:value-type="float">
            <text:p>112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500)" office:value-type="float" office:value="1500" calcext:value-type="float">
            <text:p>1500</text:p>
          </table:table-cell>
          <table:table-cell table:style-name="ce26" table:formula="of:=IFERROR(__xludf.dummyfunction(&quot;&quot;&quot;COMPUTED_VALUE&quot;&quot;&quot;);1720)" office:value-type="float" office:value="1720" calcext:value-type="float">
            <text:p>1720</text:p>
          </table:table-cell>
          <table:table-cell table:style-name="ce26" table:formula="of:=IFERROR(__xludf.dummyfunction(&quot;&quot;&quot;COMPUTED_VALUE&quot;&quot;&quot;);1060)" office:value-type="float" office:value="1060" calcext:value-type="float">
            <text:p>106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7" office:value-type="string" office:string-value="" calcext:value-type="error">
            <text:p>#NAME?</text:p>
          </table:table-cell>
          <table:table-cell table:style-name="ce26" table:formula="of:=IFERROR(__xludf.dummyfunction(&quot;&quot;&quot;COMPUTED_VALUE&quot;&quot;&quot;);1480)" office:value-type="float" office:value="1480" calcext:value-type="float">
            <text:p>1480</text:p>
          </table:table-cell>
          <table:table-cell table:style-name="ce26" table:formula="of:=IFERROR(__xludf.dummyfunction(&quot;&quot;&quot;COMPUTED_VALUE&quot;&quot;&quot;);1690)" office:value-type="float" office:value="1690" calcext:value-type="float">
            <text:p>1690</text:p>
          </table:table-cell>
          <table:table-cell table:style-name="ce26" table:formula="of:=IFERROR(__xludf.dummyfunction(&quot;&quot;&quot;COMPUTED_VALUE&quot;&quot;&quot;);1130)" office:value-type="float" office:value="1130" calcext:value-type="float">
            <text:p>1130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6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Impact" svg:font-family="Impac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MPLE_20_SHEET_28_ROUGH_29_" style:display-name="PageStyle_SAMPLE SHEET(ROUGH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7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2e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stroke="solid" svg:stroke-width="0.026cm" svg:stroke-color="#9900ff" draw:fill-color="#ff6d01"/>
    </style:style>
    <style:style style:name="ch9" style:family="chart">
      <style:chart-properties chart:solid-type="cuboid"/>
      <style:graphic-properties draw:stroke="solid" svg:stroke-width="0.026cm" svg:stroke-color="#9900ff" draw:fill-color="#46bdc6"/>
    </style:style>
    <style:style style:name="ch10" style:family="chart">
      <style:chart-properties chart:solid-type="cuboid"/>
      <style:graphic-properties draw:stroke="solid" svg:stroke-width="0.026cm" svg:stroke-color="#9900ff" draw:fill-color="#7f6000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7.911cm" svg:height="5.398cm" xlink:href=".." xlink:type="simple" chart:class="chart:circle" chart:style-name="ch1">
        <chart:legend chart:legend-position="end" svg:x="5.621cm" svg:y="1.902cm" style:legend-expansion="high" chart:style-name="ch2"/>
        <chart:plot-area chart:style-name="ch3" table:cell-range-address="'SAMPLE SHEET(ROUGH)'.D2:'SAMPLE SHEET(ROUGH)'.E4" chart:data-source-has-labels="column" svg:x="0.158cm" svg:y="0.107cm" svg:width="5.305cm" svg:height="5.184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.158cm" svg:y="0.47cm" svg:width="5.305cm" svg:height="4.45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SAMPLE SHEET(ROUGH)'.D2:'SAMPLE SHEET(ROUGH)'.D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'SAMPLE SHEET(ROUGH)'.E2:'SAMPLE SHEET(ROUGH)'.E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nstagram</text:p>
                <draw:g>
                  <svg:desc>'SAMPLE SHEET(ROUGH)'.D2:'SAMPLE SHEET(ROUGH)'.D4</svg:desc>
                </draw:g>
              </table:table-cell>
              <table:table-cell office:value-type="float" office:value="NaN">
                <text:p>NaN</text:p>
                <draw:g>
                  <svg:desc>'SAMPLE SHEET(ROUGH)'.E2:'SAMPLE SHEET(ROUGH)'.E4</svg:desc>
                </draw:g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-color="#f4cccc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ffe599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8.149cm" svg:height="5.398cm" xlink:href=".." xlink:type="simple" chart:class="chart:bar" chart:style-name="ch1">
        <chart:legend chart:legend-position="end" svg:x="5.859cm" svg:y="1.902cm" style:legend-expansion="high" chart:style-name="ch2"/>
        <chart:plot-area chart:style-name="ch3" table:cell-range-address="'SAMPLE SHEET(ROUGH)'.D2:'SAMPLE SHEET(ROUGH)'.D4 'SAMPLE SHEET(ROUGH)'.N2:'SAMPLE SHEET(ROUGH)'.N4" chart:data-source-has-labels="column" svg:x="0.162cm" svg:y="0.107cm" svg:width="5.535cm" svg:height="5.18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92cm" svg:y="0.132cm" svg:width="4.777cm" svg:height="4.93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SAMPLE SHEET(ROUGH)'.N2:'SAMPLE SHEET(ROUGH)'.N2" chart:label-cell-address="'SAMPLE SHEET(ROUGH)'.D2:'SAMPLE SHEET(ROUGH)'.D2" chart:class="chart:bar">
            <chart:data-point/>
          </chart:series>
          <chart:series chart:style-name="ch9" chart:values-cell-range-address="'SAMPLE SHEET(ROUGH)'.N3:'SAMPLE SHEET(ROUGH)'.N3" chart:label-cell-address="'SAMPLE SHEET(ROUGH)'.D3:'SAMPLE SHEET(ROUGH)'.D3" chart:class="chart:bar">
            <chart:data-point/>
          </chart:series>
          <chart:series chart:style-name="ch10" chart:values-cell-range-address="'SAMPLE SHEET(ROUGH)'.N4:'SAMPLE SHEET(ROUGH)'.N4" chart:label-cell-address="'SAMPLE SHEET(ROUGH)'.D4:'SAMPLE SHEET(ROUGH)'.D4" chart:class="chart:bar">
            <chart:data-point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stagram</text:p>
                <draw:g>
                  <svg:desc>'SAMPLE SHEET(ROUGH)'.D2:'SAMPLE SHEET(ROUGH)'.D2</svg:desc>
                </draw:g>
              </table:table-cell>
              <table:table-cell office:value-type="float" office:value="0.0347548638132296">
                <text:p>0.0347548638132296</text:p>
                <draw:g>
                  <svg:desc>'SAMPLE SHEET(ROUGH)'.N2:'SAMPLE SHEET(ROUGH)'.N2</svg:desc>
                </draw:g>
              </table:table-cell>
            </table:table-row>
            <table:table-row>
              <table:table-cell office:value-type="string">
                <text:p>Facebook</text:p>
                <draw:g>
                  <svg:desc>'SAMPLE SHEET(ROUGH)'.D3:'SAMPLE SHEET(ROUGH)'.D3</svg:desc>
                </draw:g>
              </table:table-cell>
              <table:table-cell office:value-type="float" office:value="0.0349381868131868">
                <text:p>0.0349381868131868</text:p>
                <draw:g>
                  <svg:desc>'SAMPLE SHEET(ROUGH)'.N3:'SAMPLE SHEET(ROUGH)'.N3</svg:desc>
                </draw:g>
              </table:table-cell>
            </table:table-row>
            <table:table-row>
              <table:table-cell office:value-type="string">
                <text:p>X</text:p>
                <draw:g>
                  <svg:desc>'SAMPLE SHEET(ROUGH)'.D4:'SAMPLE SHEET(ROUGH)'.D4</svg:desc>
                </draw:g>
              </table:table-cell>
              <table:table-cell office:value-type="float" office:value="0.0600728597449909">
                <text:p>0.0600728597449909</text:p>
                <draw:g>
                  <svg:desc>'SAMPLE SHEET(ROUGH)'.N4:'SAMPLE SHEET(ROUGH)'.N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fefef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ffffff" draw:fill-color="#ea9999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d5a6bd" draw:fill-color="#a64d7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color="#d5a6bd" draw:fill-color="#9fc5e8"/>
      <style:text-properties fo:font-size="10pt" style:font-size-asian="10pt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4.87cm" svg:height="5.398cm" xlink:href=".." xlink:type="simple" chart:class="chart:bar" chart:style-name="ch1">
        <chart:legend chart:legend-position="end" svg:x="12.686cm" svg:y="1.902cm" style:legend-expansion="high" chart:style-name="ch2"/>
        <chart:plot-area chart:style-name="ch3" table:cell-range-address="'SAMPLE SHEET(ROUGH)'.D2:'SAMPLE SHEET(ROUGH)'.D4 'SAMPLE SHEET(ROUGH)'.G1:'SAMPLE SHEET(ROUGH)'.I4" chart:data-source-has-labels="both" svg:x="1.357cm" svg:y="0.107cm" svg:width="11.032cm" svg:height="5.18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3.051cm" svg:y="0.107cm" svg:width="9.169cm" svg:height="4.69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0.451cm" svg:y="3.703cm" chart:style-name="ch5">
              <text:p>PLATFORM</text:p>
            </chart:title>
            <chart:categories table:cell-range-address="'SAMPLE SHEET(ROUGH)'.D2:'SAMPLE SHEET(ROUGH)'.D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SAMPLE SHEET(ROUGH)'.G2:'SAMPLE SHEET(ROUGH)'.G4" chart:label-cell-address="'SAMPLE SHEET(ROUGH)'.G1:'SAMPLE SHEET(ROUGH)'.G1" chart:class="chart:bar">
            <chart:data-point chart:repeated="3"/>
          </chart:series>
          <chart:series chart:style-name="ch10" chart:values-cell-range-address="'SAMPLE SHEET(ROUGH)'.H2:'SAMPLE SHEET(ROUGH)'.H4" chart:label-cell-address="'SAMPLE SHEET(ROUGH)'.H1:'SAMPLE SHEET(ROUGH)'.H1" chart:class="chart:bar">
            <chart:data-point chart:repeated="3"/>
          </chart:series>
          <chart:series chart:style-name="ch11" chart:values-cell-range-address="'SAMPLE SHEET(ROUGH)'.I2:'SAMPLE SHEET(ROUGH)'.I4" chart:label-cell-address="'SAMPLE SHEET(ROUGH)'.I1:'SAMPLE SHEET(ROUGH)'.I1" chart:class="chart:bar">
            <chart:data-point chart:repeated="3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S</text:p>
                <draw:g>
                  <svg:desc>'SAMPLE SHEET(ROUGH)'.G1:'SAMPLE SHEET(ROUGH)'.G1</svg:desc>
                </draw:g>
              </table:table-cell>
              <table:table-cell office:value-type="string">
                <text:p>LIKES</text:p>
                <draw:g>
                  <svg:desc>'SAMPLE SHEET(ROUGH)'.H1:'SAMPLE SHEET(ROUGH)'.H1</svg:desc>
                </draw:g>
              </table:table-cell>
              <table:table-cell office:value-type="string">
                <text:p>SHARES</text:p>
                <draw:g>
                  <svg:desc>'SAMPLE SHEET(ROUGH)'.I1:'SAMPLE SHEET(ROUGH)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gram</text:p>
                <draw:g>
                  <svg:desc>'SAMPLE SHEET(ROUGH)'.D2:'SAMPLE SHEET(ROUGH)'.D4</svg:desc>
                </draw:g>
              </table:table-cell>
              <table:table-cell office:value-type="float" office:value="995">
                <text:p>995</text:p>
                <draw:g>
                  <svg:desc>'SAMPLE SHEET(ROUGH)'.G2:'SAMPLE SHEET(ROUGH)'.G4</svg:desc>
                </draw:g>
              </table:table-cell>
              <table:table-cell office:value-type="float" office:value="3820">
                <text:p>3820</text:p>
                <draw:g>
                  <svg:desc>'SAMPLE SHEET(ROUGH)'.H2:'SAMPLE SHEET(ROUGH)'.H4</svg:desc>
                </draw:g>
              </table:table-cell>
              <table:table-cell office:value-type="float" office:value="283">
                <text:p>283</text:p>
                <draw:g>
                  <svg:desc>'SAMPLE SHEET(ROUGH)'.I2:'SAMPLE SHEET(ROUGH)'.I4</svg:desc>
                </draw:g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180">
                <text:p>1180</text:p>
              </table:table-cell>
              <table:table-cell office:value-type="float" office:value="4270">
                <text:p>42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700">
                <text:p>700</text:p>
              </table:table-cell>
              <table:table-cell office:value-type="float" office:value="2840">
                <text:p>284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 number:textual="true"/>
      <number:text>-</number:text>
      <number:year/>
    </number:date-style>
    <style:style style:name="ch1" style:family="chart">
      <style:graphic-properties draw:stroke="none" draw:fill-color="#f4cccc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00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d1d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5a6bd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31.962cm" svg:height="6.244cm" xlink:href=".." xlink:type="simple" chart:class="chart:bar" chart:style-name="ch1">
        <chart:legend chart:legend-position="end" svg:x="29.699cm" svg:y="2.325cm" style:legend-expansion="high" chart:style-name="ch2"/>
        <chart:plot-area chart:style-name="ch3" table:cell-range-address="'SAMPLE SHEET(ROUGH)'.K18:'SAMPLE SHEET(ROUGH)'.N26" chart:data-source-has-labels="both" svg:x="0.639cm" svg:y="0.124cm" svg:width="28.421cm" svg:height="5.99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3.225cm" svg:y="0.124cm" svg:width="24.068cm" svg:height="5.50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SAMPLE SHEET(ROUGH)'.K19:'SAMPLE SHEET(ROUGH)'.K2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SAMPLE SHEET(ROUGH)'.L19:'SAMPLE SHEET(ROUGH)'.L26" chart:label-cell-address="'SAMPLE SHEET(ROUGH)'.L18:'SAMPLE SHEET(ROUGH)'.L18" chart:class="chart:bar">
            <chart:data-point chart:repeated="8"/>
          </chart:series>
          <chart:series chart:style-name="ch9" chart:values-cell-range-address="'SAMPLE SHEET(ROUGH)'.M19:'SAMPLE SHEET(ROUGH)'.M26" chart:label-cell-address="'SAMPLE SHEET(ROUGH)'.M18:'SAMPLE SHEET(ROUGH)'.M18" chart:class="chart:bar">
            <chart:data-point chart:repeated="8"/>
          </chart:series>
          <chart:series chart:style-name="ch10" chart:values-cell-range-address="'SAMPLE SHEET(ROUGH)'.N19:'SAMPLE SHEET(ROUGH)'.N26" chart:label-cell-address="'SAMPLE SHEET(ROUGH)'.N18:'SAMPLE SHEET(ROUGH)'.N18" chart:class="chart:bar">
            <chart:data-point chart:repeated="8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gram</text:p>
                <draw:g>
                  <svg:desc>'SAMPLE SHEET(ROUGH)'.L18:'SAMPLE SHEET(ROUGH)'.L18</svg:desc>
                </draw:g>
              </table:table-cell>
              <table:table-cell office:value-type="string">
                <text:p>facebook</text:p>
                <draw:g>
                  <svg:desc>'SAMPLE SHEET(ROUGH)'.M18:'SAMPLE SHEET(ROUGH)'.M18</svg:desc>
                </draw:g>
              </table:table-cell>
              <table:table-cell office:value-type="string">
                <text:p>x</text:p>
                <draw:g>
                  <svg:desc>'SAMPLE SHEET(ROUGH)'.N18:'SAMPLE SHEET(ROUGH)'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'SAMPLE SHEET(ROUGH)'.K19:'SAMPLE SHEET(ROUGH)'.K26</svg:desc>
                </draw:g>
              </table:table-cell>
              <table:table-cell office:value-type="float" office:value="1300">
                <text:p>1300</text:p>
                <draw:g>
                  <svg:desc>'SAMPLE SHEET(ROUGH)'.L19:'SAMPLE SHEET(ROUGH)'.L26</svg:desc>
                </draw:g>
              </table:table-cell>
              <table:table-cell office:value-type="float" office:value="1400">
                <text:p>1400</text:p>
                <draw:g>
                  <svg:desc>'SAMPLE SHEET(ROUGH)'.M19:'SAMPLE SHEET(ROUGH)'.M26</svg:desc>
                </draw:g>
              </table:table-cell>
              <table:table-cell office:value-type="float" office:value="950">
                <text:p>950</text:p>
                <draw:g>
                  <svg:desc>'SAMPLE SHEET(ROUGH)'.N19:'SAMPLE SHEET(ROUGH)'.N26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50">
                <text:p>1450</text:p>
              </table:table-cell>
              <table:table-cell office:value-type="float" office:value="1650">
                <text:p>165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50">
                <text:p>1550</text:p>
              </table:table-cell>
              <table:table-cell office:value-type="float" office:value="1700">
                <text:p>17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50">
                <text:p>1450</text:p>
              </table:table-cell>
              <table:table-cell office:value-type="float" office:value="1680">
                <text:p>16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00">
                <text:p>1500</text:p>
              </table:table-cell>
              <table:table-cell office:value-type="float" office:value="1720">
                <text:p>17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80">
                <text:p>1480</text:p>
              </table:table-cell>
              <table:table-cell office:value-type="float" office:value="1690">
                <text:p>1690</text:p>
              </table:table-cell>
              <table:table-cell office:value-type="float" office:value="1130">
                <text:p>11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6d7a8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134f5c" draw:fill-color="#134f5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7f6000" draw:fill-color="#7f6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002cm" svg:height="5.398cm" xlink:href=".." xlink:type="simple" chart:class="chart:line" chart:style-name="ch1">
        <chart:legend chart:legend-position="end" svg:x="11.727cm" svg:y="1.902cm" style:legend-expansion="high" chart:style-name="ch2"/>
        <chart:plot-area chart:style-name="ch3" table:cell-range-address="'SAMPLE SHEET(ROUGH)'.K17:'SAMPLE SHEET(ROUGH)'.N26" chart:data-source-has-labels="both" svg:x="0.3cm" svg:y="0.107cm" svg:width="11.127cm" svg:height="5.184cm">
          <chartooo:coordinate-region svg:x="0.988cm" svg:y="0.107cm" svg:width="9.872cm" svg:height="3.632cm"/>
          <chart:axis chart:dimension="x" chart:name="primary-x" chart:style-name="ch4" chartooo:axis-type="text">
            <chart:categories table:cell-range-address="'SAMPLE SHEET(ROUGH)'.K18:'SAMPLE SHEET(ROUGH)'.K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AMPLE SHEET(ROUGH)'.L18:'SAMPLE SHEET(ROUGH)'.L26" chart:label-cell-address="'SAMPLE SHEET(ROUGH)'.L17:'SAMPLE SHEET(ROUGH)'.L17" chart:class="chart:line">
            <chart:data-point chart:repeated="9"/>
          </chart:series>
          <chart:series chart:style-name="ch8" chart:values-cell-range-address="'SAMPLE SHEET(ROUGH)'.M18:'SAMPLE SHEET(ROUGH)'.M26" chart:label-cell-address="'SAMPLE SHEET(ROUGH)'.M17:'SAMPLE SHEET(ROUGH)'.M17" chart:class="chart:line">
            <chart:data-point chart:repeated="9"/>
          </chart:series>
          <chart:series chart:style-name="ch9" chart:values-cell-range-address="'SAMPLE SHEET(ROUGH)'.N18:'SAMPLE SHEET(ROUGH)'.N26" chart:label-cell-address="'SAMPLE SHEET(ROUGH)'.N17:'SAMPLE SHEET(ROUGH)'.N1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gram</text:p>
                <draw:g>
                  <svg:desc>'SAMPLE SHEET(ROUGH)'.L17:'SAMPLE SHEET(ROUGH)'.L17</svg:desc>
                </draw:g>
              </table:table-cell>
              <table:table-cell office:value-type="string">
                <text:p>FACEBOOK</text:p>
                <draw:g>
                  <svg:desc>'SAMPLE SHEET(ROUGH)'.M17:'SAMPLE SHEET(ROUGH)'.M17</svg:desc>
                </draw:g>
              </table:table-cell>
              <table:table-cell office:value-type="string">
                <text:p>X</text:p>
                <draw:g>
                  <svg:desc>'SAMPLE SHEET(ROUGH)'.N17:'SAMPLE SHEET(ROUGH)'.N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'SAMPLE SHEET(ROUGH)'.K18:'SAMPLE SHEET(ROUGH)'.K26</svg:desc>
                </draw:g>
              </table:table-cell>
              <table:table-cell office:value-type="float" office:value="NaN">
                <text:p>NaN</text:p>
                <draw:g>
                  <svg:desc>'SAMPLE SHEET(ROUGH)'.L18:'SAMPLE SHEET(ROUGH)'.L26</svg:desc>
                </draw:g>
              </table:table-cell>
              <table:table-cell office:value-type="float" office:value="NaN">
                <text:p>NaN</text:p>
                <draw:g>
                  <svg:desc>'SAMPLE SHEET(ROUGH)'.M18:'SAMPLE SHEET(ROUGH)'.M26</svg:desc>
                </draw:g>
              </table:table-cell>
              <table:table-cell office:value-type="float" office:value="NaN">
                <text:p>NaN</text:p>
                <draw:g>
                  <svg:desc>'SAMPLE SHEET(ROUGH)'.N18:'SAMPLE SHEET(ROUGH)'.N26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50">
                <text:p>1450</text:p>
              </table:table-cell>
              <table:table-cell office:value-type="float" office:value="1650">
                <text:p>165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50">
                <text:p>1550</text:p>
              </table:table-cell>
              <table:table-cell office:value-type="float" office:value="1700">
                <text:p>17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50">
                <text:p>1450</text:p>
              </table:table-cell>
              <table:table-cell office:value-type="float" office:value="1680">
                <text:p>16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500">
                <text:p>1500</text:p>
              </table:table-cell>
              <table:table-cell office:value-type="float" office:value="1720">
                <text:p>17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80">
                <text:p>1480</text:p>
              </table:table-cell>
              <table:table-cell office:value-type="float" office:value="1690">
                <text:p>1690</text:p>
              </table:table-cell>
              <table:table-cell office:value-type="float" office:value="1130">
                <text:p>11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